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500000000CF73E1439B139099FF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2" svg:font-family="Arial" style:font-adornments="Itálico" style:font-family-generic="swiss" style:font-pitch="variable"/>
    <style:font-face style:name="Arial1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Text_20_body">
      <style:text-properties officeooo:rsid="004270ec" officeooo:paragraph-rsid="004270ec"/>
    </style:style>
    <style:style style:name="P4" style:family="paragraph" style:parent-style-name="Text_20_body">
      <style:text-properties officeooo:rsid="0042d617" officeooo:paragraph-rsid="0042d617"/>
    </style:style>
    <style:style style:name="P5" style:family="paragraph" style:parent-style-name="Text_20_body">
      <style:text-properties officeooo:rsid="00440796" officeooo:paragraph-rsid="00440796"/>
    </style:style>
    <style:style style:name="P6" style:family="paragraph" style:parent-style-name="Text_20_body">
      <style:text-properties officeooo:rsid="00488a27" officeooo:paragraph-rsid="00488a27"/>
    </style:style>
    <style:style style:name="P7" style:family="paragraph" style:parent-style-name="Heading_20_1">
      <style:text-properties officeooo:paragraph-rsid="003fdb63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Text_20_body" style:list-style-name="L1">
      <style:text-properties officeooo:rsid="00440796" officeooo:paragraph-rsid="00440796"/>
    </style:style>
    <style:style style:name="P10" style:family="paragraph" style:parent-style-name="Text_20_body" style:list-style-name="L1">
      <style:text-properties officeooo:rsid="00458efd" officeooo:paragraph-rsid="00458efd"/>
    </style:style>
    <style:style style:name="P11" style:family="paragraph" style:parent-style-name="Text_20_body" style:list-style-name="L1">
      <style:text-properties officeooo:rsid="00458efd" officeooo:paragraph-rsid="0047d767"/>
    </style:style>
    <style:style style:name="P12" style:family="paragraph" style:parent-style-name="Text_20_body" style:list-style-name="L1">
      <style:text-properties officeooo:rsid="0047d767" officeooo:paragraph-rsid="0047d767"/>
    </style:style>
    <style:style style:name="P13" style:family="paragraph" style:parent-style-name="Text_20_body" style:list-style-name="L1">
      <style:text-properties officeooo:rsid="004867b4" officeooo:paragraph-rsid="004867b4"/>
    </style:style>
    <style:style style:name="P14" style:family="paragraph" style:parent-style-name="Text_20_body" style:list-style-name="L1">
      <style:text-properties officeooo:rsid="00488a27" officeooo:paragraph-rsid="00488a27"/>
    </style:style>
    <style:style style:name="P15" style:family="paragraph" style:parent-style-name="Text_20_body">
      <style:text-properties officeooo:rsid="004defd3" officeooo:paragraph-rsid="004defd3"/>
    </style:style>
    <style:style style:name="P16" style:family="paragraph" style:parent-style-name="Text_20_body">
      <style:paragraph-properties fo:text-align="end" style:justify-single-word="false"/>
      <style:text-properties officeooo:rsid="004defd3" officeooo:paragraph-rsid="004defd3"/>
    </style:style>
    <style:style style:name="T1" style:family="text">
      <style:text-properties officeooo:rsid="003fdb63"/>
    </style:style>
    <style:style style:name="T2" style:family="text">
      <style:text-properties officeooo:rsid="004270ec"/>
    </style:style>
    <style:style style:name="T3" style:family="text">
      <style:text-properties officeooo:rsid="0047d76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504e9c"/>
    </style:style>
    <style:style style:name="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212966088" text:style-name="Outline">
        <text:list-item>
          <text:h text:style-name="P7" text:outline-level="1"><text:span text:style-name="T1">Teologia do antigo testamento – 06-10-202</text:span><text:span text:style-name="T2">1</text:span></text:h>
        </text:list-item>
      </text:list>
      <text:p text:style-name="P3">Diferença da estrutura entre Teologia do Antigo testamento e a introdução ao antigo testamento.</text:p>
      <text:p text:style-name="P3"/>
      <text:p text:style-name="P3">Teologia:</text:p>
      <text:p text:style-name="P3">Existem pilares de Gênesis à Malaquias que servem como base.</text:p>
      <text:p text:style-name="P3">Existem pilares de Gênesis à Apocalipse também.</text:p>
      <text:p text:style-name="P3"/>
      <text:p text:style-name="P4">Criação</text:p>
      <text:p text:style-name="P4">Palavra → Dabar → Primeiro e único conceito teológico da bíblia</text:p>
      <text:p text:style-name="P4">Criação → Primeira revelação</text:p>
      <text:p text:style-name="P4"/>
      <text:p text:style-name="P5"/>
      <text:list xml:id="list192641017104845" text:continue-numbering="true" text:style-name="Outline">
        <text:list-item>
          <text:h text:style-name="P8" text:outline-level="1">História das origens</text:h>
        </text:list-item>
      </text:list>
      <text:p text:style-name="P5">→ A criação</text:p>
      <text:list xml:id="list3794355966" text:style-name="L1">
        <text:list-item>
          <text:p text:style-name="P9">Deus na criação → Palavra e Deus se revelar</text:p>
          <text:list>
            <text:list-item>
              <text:p text:style-name="P9">ish e isha → Palavra e Deus se revelar</text:p>
            </text:list-item>
            <text:list-item>
              <text:p text:style-name="P9">Pecado</text:p>
            </text:list-item>
            <text:list-item>
              <text:p text:style-name="P9">Deus se posicionando. Como um ser majoritário acima de todas as outras coisas. O primeiro grande princípio que estabelece sua soberania.</text:p>
            </text:list-item>
            <text:list-item>
              <text:p text:style-name="P9">Deus revelado como o Deus que cria e que faz </text:p>
            </text:list-item>
          </text:list>
        </text:list-item>
        <text:list-item>
          <text:p text:style-name="P9">Não tipo “Oi, agora eu sou Deus”. Se sua revelação não existisse, nada do que existe existiria.</text:p>
        </text:list-item>
        <text:list-item>
          <text:p text:style-name="P9">* A FÉ NO ANTIGO TESTAMENTO – Livro pra próxima aula</text:p>
        </text:list-item>
        <text:list-item>
          <text:p text:style-name="P10">A base teológica da história das origens é que ele disse apenas ao homem. Façamos o homem a nossa imagem, a nossa semelhança.</text:p>
        </text:list-item>
        <text:list-item>
          <text:p text:style-name="P10">Palavra de Deus x Palavra do homem</text:p>
        </text:list-item>
        <text:list-item>
          <text:p text:style-name="P10">Duas visões a respeito do pecado</text:p>
          <text:list>
            <text:list-item>
              <text:p text:style-name="P10">Visão antropológica</text:p>
              <text:list>
                <text:list-item>
                  <text:p text:style-name="P10">Natureza humana.</text:p>
                </text:list-item>
              </text:list>
            </text:list-item>
            <text:list-item>
              <text:p text:style-name="P10">Visão teológica</text:p>
              <text:list>
                <text:list-item>
                  <text:p text:style-name="P10">É pecado e pecado é pecado. Então pronto.</text:p>
                </text:list-item>
                <text:list-item>
                  <text:p text:style-name="P10">DNA do pecado. <text:span text:style-name="T3">Através de Adão</text:span></text:p>
                </text:list-item>
              </text:list>
            </text:list-item>
            <text:list-item>
              <text:p text:style-name="P10">Visão social – not relativismo</text:p>
              <text:list>
                <text:list-item>
                  <text:p text:style-name="P10">O pecado é extremamente geracional</text:p>
                </text:list-item>
                <text:list-item>
                  <text:p text:style-name="P10">Passando de geração em geração.</text:p>
                </text:list-item>
                <text:list-item>
                  <text:p text:style-name="P11">Descrevendo as naturezas humanas a respeito do episódio do pecado</text:p>
                </text:list-item>
                <text:list-item>
                  <text:p text:style-name="P12"><text:soft-page-break/>As pessoas tem o pecado mesmo sem saber o que é o pecado.</text:p>
                </text:list-item>
                <text:list-item>
                  <text:p text:style-name="P12">Tudo virou negócio.</text:p>
                </text:list-item>
                <text:list-item>
                  <text:p text:style-name="P12">A Figura humana de Caim a partir daquilo que Caim disse.</text:p>
                </text:list-item>
              </text:list>
            </text:list-item>
            <text:list-item>
              <text:p text:style-name="P12">Desenvolvimento da Raça humana</text:p>
            </text:list-item>
            <text:list-item>
              <text:p text:style-name="P13">A partir da torre de Babel começa a história da humanidade. No espalhar dos povos e línguas.</text:p>
            </text:list-item>
          </text:list>
        </text:list-item>
        <text:list-item>
          <text:p text:style-name="P13">A história do patriarcado – A base da teologia do primeiro testamento</text:p>
          <text:list>
            <text:list-item>
              <text:p text:style-name="P13">Revelação como “El dos Pais”;</text:p>
            </text:list-item>
            <text:list-item>
              <text:p text:style-name="P13">Palavra distinguiu Deus;</text:p>
              <text:list>
                <text:list-item>
                  <text:p text:style-name="P13">Abrão tinha vários Deuses que ele conhecia, mas eles não falavam. Do nada tu é meu Deus. </text:p>
                </text:list-item>
              </text:list>
            </text:list-item>
            <text:list-item>
              <text:p text:style-name="P13">Eleição</text:p>
            </text:list-item>
            <text:list-item>
              <text:p text:style-name="P14">Aliança</text:p>
            </text:list-item>
            <text:list-item>
              <text:p text:style-name="P14">Promessa</text:p>
            </text:list-item>
            <text:list-item>
              <text:p text:style-name="P14">Eleição hereditária – do Antigo Testamento</text:p>
              <text:list>
                <text:list-item>
                  <text:p text:style-name="P14">Mas em Cristo, a eleição deixa de ser Hereditária, agora é pela <text:span text:style-name="T4">Cruz</text:span>.</text:p>
                </text:list-item>
              </text:list>
            </text:list-item>
          </text:list>
        </text:list-item>
      </text:list>
      <text:p text:style-name="P6"/>
      <text:list xml:id="list192642531888002" text:continue-list="list192641017104845" text:style-name="Outline">
        <text:list-item>
          <text:h text:style-name="P8" text:outline-level="1">História da salvação de Israel</text:h>
        </text:list-item>
      </text:list>
      <text:p text:style-name="P16">História das origens, Patriarcado, salvação, deuteronomistas e profetismo.</text:p>
      <text:p text:style-name="P15"/>
      <text:p text:style-name="P15">Reelação relacional em <text:span text:style-name="T5">abraão.</text:span>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2" svg:font-family="Arial" style:font-adornments="Itálico" style:font-family-generic="swiss" style:font-pitch="variable"/>
    <style:font-face style:name="Arial1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fo:text-transform="uppercase" style:font-name="Arial" fo:font-family="Arial" style:font-style-name="Normal" style:font-family-generic="swiss" style:font-pitch="variable" fo:font-size="12pt" fo:language="pt" fo:country="BR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50%"/>
      <style:text-properties style:font-name="Arial" fo:font-family="Arial" style:font-style-name="Normal" style:font-family-generic="swiss" style:font-pitch="variable" fo:language="pt" fo:country="BR"/>
    </style:style>
    <style:style style:name="List" style:family="paragraph" style:hidden="true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loext:contextual-spacing="false" text:number-lines="true" text:line-number="1"/>
      <style:text-properties fo:text-transform="uppercas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loext:contextual-spacing="false"/>
      <style:text-properties fo:text-transform="capitalize" fo:font-size="12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loext:contextual-spacing="false"/>
      <style:text-properties fo:text-transform="capitalize" fo:font-size="12pt" fo:font-style="italic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variant="normal" fo:text-transform="none" fo:font-size="12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2pt" fo:font-weight="bold" style:font-size-asian="28pt" style:font-weight-asian="bold" style:font-size-complex="28pt" style:font-weight-complex="bold"/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ibliography_20_Heading" style:display-name="Bibliography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hidden="true" style:parent-style-name="Standard" style:class="extra"/>
    <style:style style:name="Signature" style:family="paragraph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ppendix" style:family="paragraph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igure_20_Index_20_Heading" style:display-name="Figur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hidden="true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hidden="true" style:parent-style-name="Caption" style:class="extra"/>
    <style:style style:name="Table" style:family="paragraph" style:hidden="true" style:parent-style-name="Caption" style:class="extra"/>
    <style:style style:name="Text" style:family="paragraph" style:hidden="true" style:parent-style-name="Caption" style:class="extra"/>
    <style:style style:name="Drawing" style:family="paragraph" style:hidden="true" style:parent-style-name="Caption" style:class="extra"/>
    <style:style style:name="Header_20_left" style:display-name="Header left" style:family="paragraph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hidden="true" style:parent-style-name="Caption" style:class="extra"/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Figure_20_Index_20_1" style:display-name="Figur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2" style:display-name="Contents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 fo:text-align="center" style:justify-single-word="false"/>
      <style:text-properties fo:text-transform="uppercase" fo:font-size="12pt" fo:font-weight="normal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itação" style:family="paragraph" style:parent-style-name="Standard" style:auto-update="true">
      <style:text-properties style:font-name="Arial" fo:font-family="Arial" style:font-style-name="Normal" style:font-family-generic="swiss" style:font-pitch="variable" fo:language="pt" fo:country="BR"/>
    </style:style>
    <style:style style:name="Strong_20_Emphasis" style:display-name="Strong Emphasis" style:family="text">
      <style:text-properties style:font-name="Arial1" fo:font-family="Arial" style:font-style-name="Negrito" style:font-family-generic="swiss" style:font-pitch="variable" fo:font-weight="bold" style:font-weight-asian="bold" style:font-weight-complex="bold"/>
    </style:style>
    <style:style style:name="Emphasis" style:family="text">
      <style:text-properties style:font-name="Arial2" fo:font-family="Arial" style:font-style-name="Itálico" style:font-family-generic="swiss" style:font-pitch="variable" fo:font-style="italic" style:font-style-asian="italic" style:font-style-complex="italic"/>
    </style:style>
    <style:style style:name="Main_20_index_20_entry" style:display-name="Main index entry" style:family="text" style:hidden="true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font-name="Arial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font-name="Arial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style:font-name="Arial2" fo:font-family="Arial" style:font-style-name="Itálico" style:font-family-generic="swiss" style:font-pitch="variable" fo:font-style="italic" style:font-style-asian="italic" style:font-style-complex="italic"/>
    </style:style>
    <style:style style:name="Footnote_20_Symbol" style:display-name="Footnote Symbol" style:family="text" style:hidden="true"/>
    <style:style style:name="Endnote_20_anchor" style:display-name="Endnote anchor" style:family="text" style:hidden="true">
      <style:text-properties style:text-position="super 58%"/>
    </style:style>
    <style:style style:name="Footnote_20_anchor" style:display-name="Footnote anchor" style:family="text" style:hidden="true">
      <style:text-properties style:text-position="super 58%"/>
    </style:style>
    <style:style style:name="Caption_20_characters" style:display-name="Caption characters" style:family="text" style:hidden="true"/>
    <style:style style:name="Endnote_20_Symbol" style:display-name="Endnote Symbol" style:family="text" style:hidden="true"/>
    <style:style style:name="Source_20_Text" style:display-name="Source Text" style:family="text">
      <style:text-properties style:font-name="Arial" fo:font-family="Arial" style:font-style-name="Normal" style:font-family-generic="swiss" style:font-pitch="variable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 style:hidden="true"/>
    <style:style style:name="Index_20_Link" style:display-name="Index Link" style:family="text" style:hidden="true"/>
    <style:style style:name="Example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 style:hidden="true"/>
    <style:style style:name="Drop_20_Caps" style:display-name="Drop Caps" style:family="text" style:hidden="true"/>
    <style:style style:name="Teletype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 style:hidden="true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style:hidden="true"/>
    <style:style style:name="Vertical_20_Numbering_20_Symbols" style:display-name="Vertical Numbering Symbols" style:family="text" style:hidden="true">
      <style:text-properties style:text-rotation-angle="90" style:text-rotation-scale="line-height"/>
    </style:style>
    <style:style style:name="Line_20_numbering" style:display-name="Line numbering" style:family="text" style:hidden="true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pt" fo:country="BR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</style:style>
    <style:style style:name="M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 style:page-usage="left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 style:next-style-name="Index">
      <style:header>
        <text:p text:style-name="Header"><draw:frame draw:style-name="Mfr1" draw:name="Image1" text:anchor-type="char" svg:width="17cm" svg:height="2.748cm" draw:z-index="3"><draw:image xlink:href="Pictures/1000000000000500000000CF73E1439B139099FF.jpg" xlink:type="simple" xlink:show="embed" xlink:actuate="onLoad" loext:mime-type="image/jpeg"/></draw:frame></text:p>
      </style:header>
      <style:footer>
        <text:p text:style-name="MP1"/>
      </style:footer>
    </style:master-page>
    <style:master-page style:name="Index" style:page-layout-name="Mpm1" style:next-style-name="First_20_Page">
      <style:header>
        <text:p text:style-name="Header"><draw:frame draw:style-name="Mfr1" draw:name="Image2" text:anchor-type="char" svg:width="17cm" svg:height="2.748cm" draw:z-index="2"><draw:image xlink:href="Pictures/1000000000000500000000CF73E1439B139099FF.jpg" xlink:type="simple" xlink:show="embed" xlink:actuate="onLoad" loext:mime-type="image/jpeg"/></draw:frame></text:p>
      </style:header>
      <style:footer>
        <text:p text:style-name="Footer"/>
      </style:footer>
    </style:master-page>
    <style:master-page style:name="Left_20_Page" style:display-name="Left Page" style:page-layout-name="Mpm2" style:next-style-name="Right_20_Page">
      <style:header>
        <text:p text:style-name="Header"><draw:frame draw:style-name="Mfr1" draw:name="Image4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MP2"><text:page-number text:select-page="current">4</text:page-number></text:p>
      </style:footer>
    </style:master-page>
    <style:master-page style:name="Right_20_Page" style:display-name="Right Page" style:page-layout-name="Mpm3" style:next-style-name="Left_20_Page">
      <style:header>
        <text:p text:style-name="Header"><draw:frame draw:style-name="Mfr1" draw:name="Image5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1" style:next-style-name="Left_20_Page">
      <style:header>
        <text:p text:style-name="Header"><draw:frame draw:style-name="Mfr1" draw:name="Image3" text:anchor-type="char" svg:width="17cm" svg:height="2.748cm" draw:z-index="1"><draw:image xlink:href="Pictures/1000000000000500000000CF73E1439B139099FF.jpg" xlink:type="simple" xlink:show="embed" xlink:actuate="onLoad" loext:mime-type="image/jpeg"/></draw:frame></text:p>
      </style:header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6T18:30:08.281469989</meta:creation-date>
    <dc:title>CTM</dc:title>
    <meta:editing-duration>PT43M47S</meta:editing-duration>
    <meta:editing-cycles>11</meta:editing-cycles>
    <meta:generator>LibreOffice/6.4.7.2$Linux_X86_64 LibreOffice_project/40$Build-2</meta:generator>
    <dc:date>2021-10-13T19:26:40.424720279</dc:date>
    <meta:document-statistic meta:table-count="0" meta:image-count="5" meta:object-count="0" meta:page-count="4" meta:paragraph-count="49" meta:word-count="374" meta:character-count="2037" meta:non-whitespace-character-count="1738"/>
    <meta:template xlink:type="simple" xlink:actuate="onRequest" xlink:title="CTM" xlink:href="../../../../../Templates/CTM.ott" meta:date="2021-10-06T18:30:07.711307452"/>
  </office:meta>
</office:document-meta>
</file>